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 </text:p>
          </table:table-cell>
          <table:table-cell office:value-type="float" office:value="2425084" calcext:value-type="float">
            <text:p>2425084</text:p>
          </table:table-cell>
          <table:table-cell office:value-type="float" office:value="6952165" calcext:value-type="float">
            <text:p>695216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5400063" calcext:value-type="float">
            <text:p>5400063</text:p>
          </table:table-cell>
          <table:table-cell office:value-type="float" office:value="11382546" calcext:value-type="float">
            <text:p>11382546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6206570" calcext:value-type="float">
            <text:p>6206570</text:p>
          </table:table-cell>
          <table:table-cell office:value-type="float" office:value="9624685" calcext:value-type="float">
            <text:p>9624685</text:p>
          </table:table-cell>
          <table:table-cell office:value-type="string" calcext:value-type="string">
            <text:p>recurrence <text:s/>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012414" calcext:value-type="float">
            <text:p>8012414</text:p>
          </table:table-cell>
          <table:table-cell office:value-type="float" office:value="10102533" calcext:value-type="float">
            <text:p>10102533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294105" calcext:value-type="float">
            <text:p>8294105</text:p>
          </table:table-cell>
          <table:table-cell office:value-type="float" office:value="20941297" calcext:value-type="float">
            <text:p>20941297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8028066" calcext:value-type="float">
            <text:p>8028066</text:p>
          </table:table-cell>
          <table:table-cell office:value-type="float" office:value="21728169" calcext:value-type="float">
            <text:p>21728169</text:p>
          </table:table-cell>
          <table:table-cell office:value-type="string" calcext:value-type="string">
            <text:p>recurrence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9138835" calcext:value-type="float">
            <text:p>9138835</text:p>
          </table:table-cell>
          <table:table-cell office:value-type="float" office:value="14038605" calcext:value-type="float">
            <text:p>1403860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0488608" calcext:value-type="float">
            <text:p>10488608</text:p>
          </table:table-cell>
          <table:table-cell office:value-type="float" office:value="12093399" calcext:value-type="float">
            <text:p>12093399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3795313" calcext:value-type="float">
            <text:p>13795313</text:p>
          </table:table-cell>
          <table:table-cell office:value-type="float" office:value="16364643" calcext:value-type="float">
            <text:p>16364643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5955977" calcext:value-type="float">
            <text:p>15955977</text:p>
          </table:table-cell>
          <table:table-cell office:value-type="float" office:value="21471908" calcext:value-type="float">
            <text:p>21471908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7632773" calcext:value-type="float">
            <text:p>17632773</text:p>
          </table:table-cell>
          <table:table-cell office:value-type="float" office:value="16364643" calcext:value-type="float">
            <text:p>16364643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9243153" calcext:value-type="float">
            <text:p>19243153</text:p>
          </table:table-cell>
          <table:table-cell office:value-type="float" office:value="22714892" calcext:value-type="float">
            <text:p>22714892</text:p>
          </table:table-cell>
          <table:table-cell office:value-type="string" calcext:value-type="string">
            <text:p>recurrence</text:p>
          </table:table-cell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2225418" calcext:value-type="float">
            <text:p>2225418</text:p>
          </table:table-cell>
          <table:table-cell office:value-type="float" office:value="13153727" calcext:value-type="float">
            <text:p>13153727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2L </text:p>
          </table:table-cell>
          <table:table-cell office:value-type="float" office:value="5120122" calcext:value-type="float">
            <text:p>5120122</text:p>
          </table:table-cell>
          <table:table-cell office:value-type="float" office:value="21726075" calcext:value-type="float">
            <text:p>21726075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15390673" calcext:value-type="float">
            <text:p>15390673</text:p>
          </table:table-cell>
          <table:table-cell office:value-type="float" office:value="20275751" calcext:value-type="float">
            <text:p>20275751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8050107" calcext:value-type="float">
            <text:p>8050107</text:p>
          </table:table-cell>
          <table:table-cell office:value-type="float" office:value="21735901" calcext:value-type="float">
            <text:p>21735901</text:p>
          </table:table-cell>
          <table:table-cell office:value-type="string" calcext:value-type="string">
            <text:p>recurrence 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11750319" calcext:value-type="float">
            <text:p>11750319</text:p>
          </table:table-cell>
          <table:table-cell office:value-type="float" office:value="26167094" calcext:value-type="float">
            <text:p>26167094</text:p>
          </table:table-cell>
          <table:table-cell office:value-type="string" calcext:value-type="string">
            <text:p>recurrenc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3:58.876804084</meta:creation-date>
    <dc:date>2017-04-14T15:40:18.264599153</dc:date>
    <meta:editing-duration>PT10M30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